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88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1cm" fo:min-width="1.982cm" fo:padding-top="0.1cm" fo:padding-bottom="0.1cm" fo:padding-left="0.1cm" fo:padding-right="0.1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1cm" fo:min-width="1.983cm" fo:padding-top="0.1cm" fo:padding-bottom="0.1cm" fo:padding-left="0.1cm" fo:padding-right="0.1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492cm" fo:min-width="2.622cm" fo:padding-top="0.1cm" fo:padding-bottom="0.1cm" fo:padding-left="0.1cm" fo:padding-right="0.1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daedef" draw:opacity="100%" draw:textarea-horizontal-align="justify" draw:textarea-vertical-align="middle" draw:auto-grow-height="false" fo:min-height="0.284cm" fo:min-width="0.542cm" fo:padding-top="0.13cm" fo:padding-bottom="0.13cm" fo:padding-left="0.25cm" fo:padding-right="0.25cm" fo:wrap-option="wrap" draw:shadow-opacity="100%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84cm" fo:min-width="0.542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882cm" fo:min-width="2.87cm" fo:padding-top="0.6cm" fo:padding-bottom="0.13cm" fo:padding-left="0.1cm" fo:padding-right="0.1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cm" fo:min-width="0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loext:graphic-properties draw:fill="solid" draw:fill-color="#daedef"/>
    </style:style>
    <style:style style:name="P3" style:family="paragraph">
      <style:paragraph-properties fo:margin-left="0cm" fo:margin-right="0cm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9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loext:graphic-properties draw:fill="solid" draw:fill-color="#daedef"/>
      <style:paragraph-properties style:writing-mode="lr-tb" style:font-independent-line-spacing="true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2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14" style:family="paragraph">
      <loext:graphic-properties draw:fill="solid" draw:fill-color="#daede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style:font-name="Arial Narrow" fo:font-size="14pt" fo:language="en" fo:country="US" style:font-size-asian="14pt" style:font-size-complex="14pt"/>
    </style:style>
    <style:style style:name="T4" style:family="text">
      <style:text-properties style:font-name="Arial Narrow" fo:font-size="16pt" fo:language="en" fo:country="US" style:font-size-asian="16pt" style:font-size-complex="16pt"/>
    </style:style>
    <style:style style:name="T5" style:family="text">
      <style:text-properties style:font-name="Arial Narrow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256" draw:style-name="gr1" draw:text-style-name="P1" draw:layer="layout" svg:x1="10.35cm" svg:y1="7.986cm" svg:x2="10.35cm" svg:y2="7.201cm">
          <text:p/>
        </draw:line>
        <draw:line draw:name="Rovná spojnica 68" draw:style-name="gr2" draw:text-style-name="P1" draw:layer="layout" svg:x1="1.545cm" svg:y1="8.454cm" svg:x2="2.259cm" svg:y2="8.457cm">
          <text:p/>
        </draw:line>
        <draw:line draw:name="Rovná spojnica 70" draw:style-name="gr2" draw:text-style-name="P1" draw:layer="layout" svg:x1="2.657cm" svg:y1="8.457cm" svg:x2="5.633cm" svg:y2="8.463cm">
          <text:p/>
        </draw:line>
        <draw:line draw:name="Rovná spojnica 73" draw:style-name="gr2" draw:text-style-name="P1" draw:layer="layout" svg:x1="5.633cm" svg:y1="8.463cm" svg:x2="7.617cm" svg:y2="8.457cm">
          <text:p/>
        </draw:line>
        <draw:line draw:name="Rovná spojnica 75" draw:style-name="gr2" draw:text-style-name="P1" draw:layer="layout" svg:x1="2.954cm" svg:y1="8.459cm" svg:x2="2.947cm" svg:y2="15.014cm">
          <text:p/>
        </draw:line>
        <draw:line draw:name="Rovná spojnica 79" draw:style-name="gr2" draw:text-style-name="P1" draw:layer="layout" svg:x1="3.602cm" svg:y1="12.236cm" svg:x2="4.092cm" svg:y2="12.236cm">
          <text:p/>
        </draw:line>
        <draw:line draw:name="Rovná spojnica 85" draw:style-name="gr2" draw:text-style-name="P1" draw:layer="layout" svg:x1="7.62cm" svg:y1="8.259cm" svg:x2="7.618cm" svg:y2="13.818cm">
          <text:p/>
        </draw:line>
        <draw:line draw:name="Rovná spojnica 118" draw:style-name="gr2" draw:text-style-name="P1" draw:layer="layout" svg:x1="13.993cm" svg:y1="9.39cm" svg:x2="11.586cm" svg:y2="9.39cm">
          <text:p/>
        </draw:line>
        <draw:line draw:name="Rovná spojnica 122" draw:style-name="gr2" draw:text-style-name="P1" draw:layer="layout" svg:x1="11.587cm" svg:y1="8.211cm" svg:x2="15.86cm" svg:y2="8.204cm">
          <text:p/>
        </draw:line>
        <draw:line draw:name="Rovná spojnica 124" draw:style-name="gr2" draw:text-style-name="P1" draw:layer="layout" svg:x1="14.59cm" svg:y1="9.658cm" svg:x2="15.86cm" svg:y2="9.661cm">
          <text:p/>
        </draw:line>
        <draw:line draw:name="Rovná spojnica 127" draw:style-name="gr2" draw:text-style-name="P1" draw:layer="layout" svg:x1="16.046cm" svg:y1="8.959cm" svg:x2="19.366cm" svg:y2="8.946cm">
          <text:p/>
        </draw:line>
        <draw:polyline draw:name="Rovná spojnica 129" draw:style-name="gr2" draw:text-style-name="P1" draw:layer="layout" svg:width="2.666cm" svg:height="4.851cm" draw:transform="rotate (1.46014245221846) translate (18.4451292059953cm 8.88390407132343cm)" svg:viewBox="0 0 2667 4852" draw:points="0,245 2208,0 2667,4128 1036,4309 1096,4852">
          <text:p/>
        </draw:polyline>
        <draw:line draw:name="Rovná spojnica 142" draw:style-name="gr2" draw:text-style-name="P1" draw:layer="layout" svg:x1="20.162cm" svg:y1="8.96cm" svg:x2="23.493cm" svg:y2="8.964cm">
          <text:p/>
        </draw:line>
        <draw:line draw:name="Rovná spojnica 150" draw:style-name="gr2" draw:text-style-name="P1" draw:layer="layout" svg:x1="15.582cm" svg:y1="15.014cm" svg:x2="2.954cm" svg:y2="15.014cm">
          <text:p/>
        </draw:line>
        <draw:polyline draw:name="Rovná spojnica 153" draw:style-name="gr2" draw:text-style-name="P1" draw:layer="layout" svg:width="6.146cm" svg:height="4.785cm" draw:transform="rotate (1.5700981950941) translate (0.650708585829562cm 14.3449970040272cm)" svg:viewBox="0 0 6147 4786" draw:points="1565,4300 1565,4768 3,4786 0,4 6147,0 6147,468">
          <text:p/>
        </draw:polyline>
        <draw:polyline draw:name="Rovná spojnica 167" draw:style-name="gr2" draw:text-style-name="P1" draw:layer="layout" svg:width="17.587cm" svg:height="6.851cm" draw:transform="rotate (-0.00139626340159651) translate (0.342001522598722cm 8.71890951970065cm)" svg:viewBox="0 0 17588 6852" draw:points="15616,5604 17586,5602 17588,6852 9,6798 0,1 781,0">
          <text:p/>
        </draw:polyline>
        <draw:line draw:name="Rovná spojnica 189" draw:style-name="gr2" draw:text-style-name="P1" draw:layer="layout" svg:x1="24.485cm" svg:y1="8.633cm" svg:x2="23.89cm" svg:y2="8.629cm">
          <text:p/>
        </draw:line>
        <draw:line draw:name="Rovná spojnica 191" draw:style-name="gr2" draw:text-style-name="P1" draw:layer="layout" svg:x1="24.488cm" svg:y1="8.631cm" svg:x2="24.484cm" svg:y2="16.637cm">
          <text:p/>
        </draw:line>
        <draw:line draw:name="Rovná spojnica 193" draw:style-name="gr2" draw:text-style-name="P1" draw:layer="layout" svg:x1="24.484cm" svg:y1="16.641cm" svg:x2="6.758cm" svg:y2="16.637cm">
          <text:p/>
        </draw:line>
        <draw:polyline draw:name="Rovná spojnica 197" draw:style-name="gr2" draw:text-style-name="P1" draw:layer="layout" svg:width="17.745cm" svg:height="8.038cm" draw:transform="rotate (-0.00174532925199535) translate (6.75191817800737cm 8.59805164747271cm)" svg:viewBox="0 0 17746 8039" draw:points="17059,1 17732,0 17746,8008 20,8039 0,2245 2228,2241">
          <text:p/>
        </draw:polyline>
        <draw:polyline draw:name="Rovná spojnica 199" draw:style-name="gr2" draw:text-style-name="P1" draw:layer="layout" svg:width="5.795cm" svg:height="1.204cm" draw:transform="rotate (-0.000698131700798822) translate (13.545cm 9.39cm)" svg:viewBox="0 0 5796 1205" draw:points="0,0 1,1205 5796,1201">
          <text:p/>
        </draw:polyline>
        <draw:polyline draw:name="Rovná spojnica 203" draw:style-name="gr2" draw:text-style-name="P1" draw:layer="layout" svg:width="3.647cm" svg:height="0.311cm" draw:transform="rotate (1.5707963267949) translate (13.858cm 13.618cm)" svg:viewBox="0 0 3648 312" draw:points="0,0 3648,0 3648,312">
          <text:p/>
        </draw:polyline>
        <draw:line draw:name="Rovná spojnica 211" draw:style-name="gr2" draw:text-style-name="P1" draw:layer="layout" svg:x1="16.029cm" svg:y1="13.622cm" svg:x2="11.586cm" svg:y2="13.618cm">
          <text:p/>
        </draw:line>
        <draw:polygon draw:style-name="gr3" draw:text-style-name="P2" draw:layer="layout" svg:width="1.031cm" svg:height="2.187cm" svg:x="4.092cm" svg:y="11.689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polygon draw:style-name="gr3" draw:text-style-name="P2" draw:layer="layout" svg:width="1.031cm" svg:height="2.187cm" svg:x="15.56cm" svg:y="13.251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9_1" draw:style-name="gr4" draw:text-style-name="P4" draw:layer="layout" svg:width="0.992cm" svg:height="0.963cm" svg:x="15.813cm" svg:y="13.8cm">
          <text:list text:style-name="L1">
            <text:list-header>
              <text:p text:style-name="P3"><text:span text:style-name="T1">+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9_2" draw:style-name="gr4" draw:text-style-name="P4" draw:layer="layout" svg:width="0.992cm" svg:height="0.963cm" svg:x="4.327cm" svg:y="12.289cm">
          <text:list text:style-name="L1">
            <text:list-header>
              <text:p text:style-name="P3"><text:span text:style-name="T1">+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name="Rovná spojnica 97" draw:style-name="gr1" draw:text-style-name="P1" draw:layer="layout" svg:x1="7.617cm" svg:y1="8.259cm" svg:x2="9.204cm" svg:y2="8.263cm">
          <text:p/>
        </draw:line>
        <draw:line draw:name="Rovná spojnica 99" draw:style-name="gr1" draw:text-style-name="P1" draw:layer="layout" svg:x1="7.617cm" svg:y1="9.397cm" svg:x2="9.204cm" svg:y2="9.401cm">
          <text:p/>
        </draw:line>
        <draw:line draw:name="Rovná spojnica 102" draw:style-name="gr1" draw:text-style-name="P1" draw:layer="layout" svg:x1="7.617cm" svg:y1="13.817cm" svg:x2="9.006cm" svg:y2="13.821cm">
          <text:p/>
        </draw:line>
        <draw:line draw:name="Rovná spojnica 175" draw:style-name="gr1" draw:text-style-name="P1" draw:layer="layout" svg:x1="22.787cm" svg:y1="11.792cm" svg:x2="7.62cm" svg:y2="11.792cm">
          <text:p/>
        </draw:line>
        <draw:line draw:name="Rovná spojnica 178" draw:style-name="gr1" draw:text-style-name="P1" draw:layer="layout" svg:x1="22.79cm" svg:y1="11.794cm" svg:x2="22.786cm" svg:y2="16.16cm">
          <text:p/>
        </draw:line>
        <draw:line draw:name="Rovná spojnica 180" draw:style-name="gr1" draw:text-style-name="P1" draw:layer="layout" svg:x1="22.786cm" svg:y1="16.165cm" svg:x2="7.234cm" svg:y2="16.161cm">
          <text:p/>
        </draw:line>
        <draw:line draw:name="Rovná spojnica 182" draw:style-name="gr1" draw:text-style-name="P1" draw:layer="layout" svg:x1="7.232cm" svg:y1="16.166cm" svg:x2="7.236cm" svg:y2="10.153cm">
          <text:p/>
        </draw:line>
        <draw:line draw:name="Rovná spojnica 184" draw:style-name="gr1" draw:text-style-name="P1" draw:layer="layout" svg:x1="7.234cm" svg:y1="10.152cm" svg:x2="9.006cm" svg:y2="10.156cm">
          <text:p/>
        </draw:line>
        <draw:polyline draw:name="Rovná spojnica 217" draw:style-name="gr1" draw:text-style-name="P1" draw:layer="layout" svg:width="2.294cm" svg:height="1.752cm" draw:transform="rotate (1.5697491292437) translate (16.514cm 8.486cm)" svg:viewBox="0 0 2295 1753" draw:points="0,0 2,1753 2295,1751">
          <text:p/>
        </draw:polyline>
        <draw:line draw:name="Rovná spojnica 221" draw:style-name="gr1" draw:text-style-name="P1" draw:layer="layout" svg:x1="2.469cm" svg:y1="7.863cm" svg:x2="2.473cm" svg:y2="7.546cm">
          <text:p/>
        </draw:line>
        <draw:line draw:name="Rovná spojnica 222" draw:style-name="gr1" draw:text-style-name="P1" draw:layer="layout" svg:x1="1.241cm" svg:y1="7.9cm" svg:x2="1.245cm" svg:y2="7.583cm">
          <text:p/>
        </draw:line>
        <draw:line draw:name="Rovná spojnica 223" draw:style-name="gr1" draw:text-style-name="P1" draw:layer="layout" svg:x1="9.166cm" svg:y1="7.543cm" svg:x2="9.17cm" svg:y2="7.226cm">
          <text:p/>
        </draw:line>
        <draw:line draw:name="Rovná spojnica 228" draw:style-name="gr1" draw:text-style-name="P1" draw:layer="layout" svg:x1="23.6cm" svg:y1="8.02cm" svg:x2="23.604cm" svg:y2="7.703cm">
          <text:p/>
        </draw:line>
        <draw:line draw:name="Rovná spojnica 229" draw:style-name="gr1" draw:text-style-name="P1" draw:layer="layout" svg:x1="14.312cm" svg:y1="9.117cm" svg:x2="14.316cm" svg:y2="8.8cm">
          <text:p/>
        </draw:line>
        <draw:custom-shape draw:name="BlokTextu 231" draw:style-name="gr5" draw:text-style-name="P4" draw:layer="layout" svg:width="1.017cm" svg:height="0.937cm" svg:x="2.876cm" svg:y="11.767cm">
          <text:list text:style-name="L1">
            <text:list-header>
              <text:p text:style-name="P3"><text:span text:style-name="T2">4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34" draw:style-name="gr6" draw:text-style-name="P6" draw:layer="layout" svg:width="1.027cm" svg:height="0.793cm" svg:x="1.381cm" svg:y="7.748cm">
          <text:list text:style-name="L1">
            <text:list-header>
              <text:p text:style-name="P5"><text:span text:style-name="T3">PC’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35" draw:style-name="gr6" draw:text-style-name="P6" draw:layer="layout" svg:width="1.047cm" svg:height="0.877cm" svg:x="2.559cm" svg:y="7.704cm">
          <text:list text:style-name="L1">
            <text:list-header>
              <text:p text:style-name="P5"><text:span text:style-name="T4">P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36" draw:style-name="gr6" draw:text-style-name="P6" draw:layer="layout" svg:width="1.301cm" svg:height="0.877cm" svg:x="6.154cm" svg:y="7.664cm">
          <text:list text:style-name="L1">
            <text:list-header>
              <text:p text:style-name="P5"><text:span text:style-name="T4">Inst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37" draw:style-name="gr6" draw:text-style-name="P6" draw:layer="layout" svg:width="1.408cm" svg:height="0.793cm" svg:x="7.493cm" svg:y="7.598cm">
          <text:list text:style-name="L1">
            <text:list-header>
              <text:p text:style-name="P5"><text:span text:style-name="T5">19:15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38" draw:style-name="gr6" draw:text-style-name="P6" draw:layer="layout" svg:width="1.408cm" svg:height="0.793cm" svg:x="7.485cm" svg:y="8.758cm">
          <text:list text:style-name="L1">
            <text:list-header>
              <text:p text:style-name="P5"><text:span text:style-name="T5">24:20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40" draw:style-name="gr6" draw:text-style-name="P6" draw:layer="layout" svg:width="1.162cm" svg:height="0.793cm" svg:x="7.608cm" svg:y="11.16cm">
          <text:list text:style-name="L1">
            <text:list-header>
              <text:p text:style-name="P5"><text:span text:style-name="T5">11:7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42" draw:style-name="gr6" draw:text-style-name="P8" draw:layer="layout" svg:width="2.221cm" svg:height="1.385cm" svg:x="7.667cm" svg:y="12.206cm">
          <text:list text:style-name="L1">
            <text:list-header>
              <text:p text:style-name="P7"><text:span text:style-name="T5">15:0, 24:0</text:span></text:p>
            </text:list-header>
            <text:list-item>
              <text:p text:style-name="P7"><text:span text:style-name="T5">11:7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43" draw:style-name="gr6" draw:text-style-name="P6" draw:layer="layout" svg:width="1.407cm" svg:height="0.877cm" svg:x="14.286cm" svg:y="7.466cm">
          <text:list text:style-name="L1">
            <text:list-header>
              <text:p text:style-name="P5"><text:span text:style-name="T4">Sr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44" draw:style-name="gr6" draw:text-style-name="P6" draw:layer="layout" svg:width="1.256cm" svg:height="0.793cm" svg:x="14.453cm" svg:y="8.934cm">
          <text:list text:style-name="L1">
            <text:list-header>
              <text:p text:style-name="P5"><text:span text:style-name="T3">SrcB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45" draw:style-name="gr6" draw:text-style-name="P6" draw:layer="layout" svg:width="1.357cm" svg:height="0.877cm" svg:x="16.901cm" svg:y="7.699cm">
          <text:list text:style-name="L1">
            <text:list-header>
              <text:p text:style-name="P5"><text:span text:style-name="T4">Zer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46" draw:style-name="gr6" draw:text-style-name="P6" draw:layer="layout" svg:width="1.615cm" svg:height="0.793cm" svg:x="17.105cm" svg:y="8.822cm">
          <text:list text:style-name="L1">
            <text:list-header>
              <text:p text:style-name="P5"><text:span text:style-name="T3">AluOu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47" draw:style-name="gr6" draw:text-style-name="P6" draw:layer="layout" svg:width="2.449cm" svg:height="0.877cm" svg:x="14.07cm" svg:y="10.41cm">
          <text:list text:style-name="L1">
            <text:list-header>
              <text:p text:style-name="P5"><text:span text:style-name="T4">WriteDat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48" draw:style-name="gr6" draw:text-style-name="P6" draw:layer="layout" svg:width="2.322cm" svg:height="0.877cm" svg:x="13.874cm" svg:y="11.065cm">
          <text:list text:style-name="L1">
            <text:list-header>
              <text:p text:style-name="P5"><text:span text:style-name="T4">WriteReg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49" draw:style-name="gr6" draw:text-style-name="P6" draw:layer="layout" svg:width="1.047cm" svg:height="0.877cm" svg:x="12.243cm" svg:y="14.137cm">
          <text:list text:style-name="L1">
            <text:list-header>
              <text:p text:style-name="P5"><text:span text:style-name="T4">P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51" draw:style-name="gr6" draw:text-style-name="P6" draw:layer="layout" svg:width="2.516cm" svg:height="0.877cm" svg:x="16.775cm" svg:y="13.537cm">
          <text:list text:style-name="L1">
            <text:list-header>
              <text:p text:style-name="P5"><text:span text:style-name="T4">PCBranc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57" draw:style-name="gr6" draw:text-style-name="P6" draw:layer="layout" svg:width="2.195cm" svg:height="0.793cm" svg:x="21.634cm" svg:y="9.037cm">
          <text:list text:style-name="L1">
            <text:list-header>
              <text:p text:style-name="P5"><text:span text:style-name="T3">ReadDat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58" draw:style-name="gr6" draw:text-style-name="P6" draw:layer="layout" svg:width="1.522cm" svg:height="0.793cm" svg:x="23.863cm" svg:y="7.902cm">
          <text:list text:style-name="L1">
            <text:list-header>
              <text:p text:style-name="P5"><text:span text:style-name="T3">Resul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name="Rovná spojnica 259" draw:style-name="gr1" draw:text-style-name="P1" draw:layer="layout" svg:x1="19.6cm" svg:y1="7.464cm" svg:x2="19.604cm" svg:y2="7.147cm">
          <text:p/>
        </draw:line>
        <draw:custom-shape draw:name="BlokTextu 260" draw:style-name="gr6" draw:text-style-name="P6" draw:layer="layout" svg:width="2.207cm" svg:height="0.877cm" svg:x="0.58cm" svg:y="13.486cm">
          <text:list text:style-name="L1">
            <text:list-header>
              <text:p text:style-name="P5"><text:span text:style-name="T4">PCPlus4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Skupina 19">
          <draw:custom-shape draw:name="Obdĺžnik 6" draw:style-name="gr7" draw:text-style-name="P9" draw:layer="layout" svg:width="2.182cm" svg:height="3.771cm" svg:x="3.45cm" svg:y="7.465cm">
            <text:list text:style-name="L1">
              <text:list-header>
                <text:p text:style-name="P3"><text:span text:style-name="T6"/></text:p>
                <text:p text:style-name="P3"><text:span text:style-name="T7">Instr. Memory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BlokTextu 7" draw:style-name="gr4" draw:text-style-name="P4" draw:layer="layout" svg:width="2.182cm" svg:height="0.877cm" svg:x="3.45cm" svg:y="8.021cm">
            <text:list text:style-name="L1">
              <text:list-header>
                <text:p text:style-name="P3"><text:span text:style-name="T2">A <text:s text:c="2"/>RD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name="Obdĺžnik 15" draw:style-name="gr8" draw:text-style-name="P9" draw:layer="layout" svg:width="2.183cm" svg:height="3.771cm" svg:x="18.929cm" svg:y="7.465cm">
          <text:list text:style-name="L1">
            <text:list-header>
              <text:p text:style-name="P3"><text:span text:style-name="T6"/></text:p>
              <text:p text:style-name="P3"><text:span text:style-name="T7">Data Memory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BlokTextu 16" draw:style-name="gr4" draw:text-style-name="P4" draw:layer="layout" svg:width="2.55cm" svg:height="0.877cm" svg:x="18.734cm" svg:y="8.418cm">
          <text:list text:style-name="L1">
            <text:list-header>
              <text:p text:style-name="P3"><text:span text:style-name="T2">A <text:s text:c="4"/>R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17" draw:style-name="gr4" draw:text-style-name="P4" draw:layer="layout" svg:width="1.507cm" svg:height="0.877cm" svg:x="18.811cm" svg:y="10.244cm">
          <text:list text:style-name="L1">
            <text:list-header>
              <text:p text:style-name="P3"><text:span text:style-name="T2">W</text:span><text:span text:style-name="T2">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18" draw:style-name="gr4" draw:text-style-name="P4" draw:layer="layout" svg:width="1.389cm" svg:height="0.877cm" svg:x="19.789cm" svg:y="7.465cm">
          <text:list text:style-name="L1">
            <text:list-header>
              <text:p text:style-name="P3"><text:span text:style-name="T2">W</text:span><text:span text:style-name="T2">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vnoramenný trojuholník 21" draw:style-name="gr9" draw:text-style-name="P10" draw:layer="layout" svg:width="0.397cm" svg:height="0.397cm" svg:x="19.366cm" svg:y="7.405cm">
          <text:p/>
          <draw:enhanced-geometry svg:viewBox="0 0 21600 21600" draw:mirror-vertical="true" draw:glue-points="1080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Obdĺžnik 9" draw:style-name="gr10" draw:text-style-name="P9" draw:layer="layout" svg:width="2.822cm" svg:height="3.692cm" svg:x="8.764cm" svg:y="7.544cm">
          <text:list text:style-name="L1">
            <text:list-header>
              <text:p text:style-name="P3"><text:span text:style-name="T6"/></text:p>
              <text:p text:style-name="P3"><text:span text:style-name="T6"/></text:p>
              <text:p text:style-name="P11"><text:span text:style-name="T6"/></text:p>
              <text:p text:style-name="P11"><text:span text:style-name="T6"/></text:p>
              <text:p text:style-name="P11"><text:span text:style-name="T7">R</text:span><text:span text:style-name="T7">e</text:span><text:span text:style-name="T7">g.</text:span></text:p>
              <text:p text:style-name="P11"><text:span text:style-name="T7"><text:s text:c="2"/></text:span><text:span text:style-name="T7">Fil</text:span><text:span text:style-name="T7">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BlokTextu 10" draw:style-name="gr4" draw:text-style-name="P4" draw:layer="layout" svg:width="3.414cm" svg:height="0.877cm" svg:x="8.651cm" svg:y="7.77cm">
          <text:list text:style-name="L1">
            <text:list-header>
              <text:p text:style-name="P3"><text:span text:style-name="T2">A</text:span><text:span text:style-name="T2">1 <text:s/></text:span><text:span text:style-name="T2"><text:s text:c="2"/></text:span><text:span text:style-name="T2">R</text:span><text:span text:style-name="T2">D</text:span><text:span text:style-name="T2">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11" draw:style-name="gr4" draw:text-style-name="P4" draw:layer="layout" svg:width="3.493cm" svg:height="0.877cm" svg:x="8.651cm" svg:y="8.802cm">
          <text:list text:style-name="L1">
            <text:list-header>
              <text:p text:style-name="P3"><text:span text:style-name="T2">A</text:span><text:span text:style-name="T2">2 <text:s/></text:span><text:span text:style-name="T2"><text:s text:c="2"/></text:span><text:span text:style-name="T2">R</text:span><text:span text:style-name="T2">D</text:span><text:span text:style-name="T2">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12" draw:style-name="gr4" draw:text-style-name="P13" draw:layer="layout" svg:width="2.223cm" svg:height="1.553cm" svg:x="8.651cm" svg:y="9.569cm">
          <text:list text:style-name="L1">
            <text:list-header>
              <text:p text:style-name="P12"><text:span text:style-name="T2">A</text:span><text:span text:style-name="T2">3</text:span></text:p>
              <text:p text:style-name="P12"><text:span text:style-name="T2">W</text:span><text:span text:style-name="T2">D</text:span><text:span text:style-name="T2">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13" draw:style-name="gr4" draw:text-style-name="P13" draw:layer="layout" svg:width="2.321cm" svg:height="0.877cm" svg:x="9.505cm" svg:y="7.32cm">
          <text:list text:style-name="L1">
            <text:list-header>
              <text:p text:style-name="P12"><text:span text:style-name="T2">WE</text:span><text:span text:style-name="T2">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vnoramenný trojuholník 22" draw:style-name="gr9" draw:text-style-name="P10" draw:layer="layout" svg:width="0.352cm" svg:height="0.396cm" svg:x="8.975cm" svg:y="7.544cm">
          <text:p/>
          <draw:enhanced-geometry svg:viewBox="0 0 21600 21600" draw:mirror-vertical="true" draw:glue-points="1080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name="Skupina 37">
          <draw:custom-shape draw:name="Lichobežník 33" draw:style-name="gr11" draw:text-style-name="P14" draw:layer="layout" svg:width="1.264cm" svg:height="0.595cm" draw:transform="rotate (-1.5707963267949) translate (14.588cm 9.026cm)">
            <text:p/>
            <draw:enhanced-geometry svg:viewBox="0 0 454821 214314" draw:extrusion-allowed="true" draw:text-areas="39991 18844 414830 214314" draw:glue-points="227411 0 29993 107157 227411 214314 424828 107157 0 214314" draw:mirror-horizontal="false" draw:mirror-vertical="false" draw:type="mso-spt100" draw:enhanced-path="M 0 214314 L 59986 0 394835 0 454821 214314 Z N"/>
          </draw:custom-shape>
          <draw:custom-shape draw:name="BlokTextu 35" draw:style-name="gr6" draw:text-style-name="P4" draw:layer="layout" svg:width="0.717cm" svg:height="0.877cm" svg:x="13.894cm" svg:y="8.947cm">
            <text:list text:style-name="L1">
              <text:list-header>
                <text:p text:style-name="P3"><text:span text:style-name="T8">0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BlokTextu 36" draw:style-name="gr6" draw:text-style-name="P4" draw:layer="layout" svg:width="0.717cm" svg:height="0.877cm" svg:x="13.92cm" svg:y="9.476cm">
            <text:list text:style-name="L1">
              <text:list-header>
                <text:p text:style-name="P3"><text:span text:style-name="T8">1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Skupina 38">
          <draw:custom-shape draw:name="Lichobežník 39" draw:style-name="gr12" draw:text-style-name="P10" draw:layer="layout" svg:width="1.264cm" svg:height="0.595cm" draw:transform="rotate (-1.5707963267949) translate (23.889cm 7.941cm)">
            <text:p/>
            <draw:enhanced-geometry svg:viewBox="0 0 454821 214314" draw:extrusion-allowed="true" draw:text-areas="39991 18844 414830 214314" draw:glue-points="227411 0 29993 107157 227411 214314 424828 107157" draw:mirror-horizontal="false" draw:mirror-vertical="false" draw:type="mso-spt100" draw:enhanced-path="M 0 214314 L 59986 0 394835 0 454821 214314 Z N"/>
          </draw:custom-shape>
          <draw:custom-shape draw:name="BlokTextu 40" draw:style-name="gr6" draw:text-style-name="P4" draw:layer="layout" svg:width="0.717cm" svg:height="0.877cm" svg:x="23.195cm" svg:y="7.862cm">
            <text:list text:style-name="L1">
              <text:list-header>
                <text:p text:style-name="P3"><text:span text:style-name="T8">0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BlokTextu 41" draw:style-name="gr6" draw:text-style-name="P4" draw:layer="layout" svg:width="0.717cm" svg:height="0.877cm" svg:x="23.221cm" svg:y="8.391cm">
            <text:list text:style-name="L1">
              <text:list-header>
                <text:p text:style-name="P3"><text:span text:style-name="T8">1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Skupina 46">
          <draw:custom-shape draw:name="Lichobežník 47" draw:style-name="gr12" draw:text-style-name="P9" draw:layer="layout" svg:width="1.264cm" svg:height="0.595cm" draw:transform="rotate (-1.5707963267949) translate (1.544cm 7.822cm)">
            <text:p/>
            <draw:enhanced-geometry svg:viewBox="0 0 454821 214314" draw:extrusion-allowed="true" draw:text-areas="39991 18844 414830 214314" draw:glue-points="227411 0 29993 107157 227411 214314 424828 107157 0 214314" draw:mirror-horizontal="false" draw:mirror-vertical="false" draw:type="mso-spt100" draw:enhanced-path="M 0 214314 L 59986 0 394835 0 454821 214314 Z N"/>
          </draw:custom-shape>
          <draw:custom-shape draw:name="BlokTextu 48" draw:style-name="gr6" draw:text-style-name="P4" draw:layer="layout" svg:width="0.717cm" svg:height="0.877cm" svg:x="0.85cm" svg:y="7.743cm">
            <text:list text:style-name="L1">
              <text:list-header>
                <text:p text:style-name="P3"><text:span text:style-name="T8">0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BlokTextu 49" draw:style-name="gr6" draw:text-style-name="P4" draw:layer="layout" svg:width="0.717cm" svg:height="0.877cm" svg:x="0.876cm" svg:y="8.272cm">
            <text:list text:style-name="L1">
              <text:list-header>
                <text:p text:style-name="P3"><text:span text:style-name="T8">1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name="Voľná forma 52" draw:style-name="gr13" draw:text-style-name="P15" draw:layer="layout" svg:width="3.069cm" svg:height="1.611cm" svg:x="8.517cm" svg:y="12.752cm">
          <text:list text:style-name="L1">
            <text:list-header>
              <text:p text:style-name="P11"><text:span text:style-name="T8">Imm</text:span><text:span text:style-name="T8"><text:line-break/></text:span><text:span text:style-name="T8">decode</text:span></text:p>
            </text:list-header>
          </text:list>
          <draw:enhanced-geometry svg:viewBox="0 0 1104900 447675" draw:extrusion-allowed="true" draw:text-areas="0 0 1104900 447675" draw:glue-points="9525 447675 1095375 447675 1104900 0 0 219075 9525 447675" draw:mirror-horizontal="false" draw:mirror-vertical="false" draw:type="mso-spt100" draw:enhanced-path="M 9525 447675 L 1095375 447675 1104900 0 0 219075 9525 447675 Z N"/>
        </draw:custom-shape>
        <draw:custom-shape draw:name="Obdĺžnik 53" draw:style-name="gr14" draw:text-style-name="P10" draw:layer="layout" svg:width="0.396cm" svg:height="1.19cm" svg:x="2.259cm" svg:y="7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ovnoramenný trojuholník 54" draw:style-name="gr9" draw:text-style-name="P10" draw:layer="layout" svg:width="0.396cm" svg:height="0.396cm" svg:x="2.259cm" svg:y="7.862cm">
          <text:p/>
          <draw:enhanced-geometry svg:viewBox="0 0 21600 21600" draw:mirror-vertical="true" draw:glue-points="1080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name="Rovná spojnica 285" draw:style-name="gr2" draw:text-style-name="P1" draw:layer="layout" svg:x1="7.614cm" svg:y1="8.551cm" svg:x2="7.614cm" svg:y2="8.259cm">
          <text:p/>
        </draw:line>
        <draw:line draw:name="Rovná spojnica 157_1" draw:style-name="gr2" draw:text-style-name="P1" draw:layer="layout" svg:x1="4.092cm" svg:y1="13.486cm" svg:x2="2.954cm" svg:y2="13.486cm">
          <text:p/>
        </draw:line>
        <draw:custom-shape draw:name="BlokTextu 249_1" draw:style-name="gr6" draw:text-style-name="P6" draw:layer="layout" svg:width="2.229cm" svg:height="0.877cm" svg:x="11.647cm" svg:y="12.862cm">
          <text:list text:style-name="L1">
            <text:list-header>
              <text:p text:style-name="P5"><text:span text:style-name="T4">SignIm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15" draw:text-style-name="P16" draw:layer="layout" svg:width="0.156cm" svg:height="0.149cm" svg:x="2.875cm" svg:y="13.4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" draw:text-style-name="P16" draw:layer="layout" svg:width="0.235cm" svg:height="0.235cm" svg:x="2.842cm" svg:y="13.3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5" draw:text-style-name="P16" draw:layer="layout" svg:width="0.156cm" svg:height="0.149cm" svg:x="18.578cm" svg:y="8.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" draw:text-style-name="P16" draw:layer="layout" svg:width="0.235cm" svg:height="0.235cm" svg:x="18.545cm" svg:y="8.8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5" draw:text-style-name="P16" draw:layer="layout" svg:width="0.156cm" svg:height="0.149cm" svg:x="13.764cm" svg:y="13.5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" draw:text-style-name="P16" draw:layer="layout" svg:width="0.235cm" svg:height="0.235cm" svg:x="13.731cm" svg:y="13.4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5" draw:text-style-name="P16" draw:layer="layout" svg:width="0.156cm" svg:height="0.149cm" svg:x="13.464cm" svg:y="9.30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" draw:text-style-name="P16" draw:layer="layout" svg:width="0.235cm" svg:height="0.235cm" svg:x="13.431cm" svg:y="9.26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5" draw:text-style-name="P16" draw:layer="layout" svg:width="0.156cm" svg:height="0.149cm" svg:x="2.875cm" svg:y="8.40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" draw:text-style-name="P16" draw:layer="layout" svg:width="0.235cm" svg:height="0.235cm" svg:x="2.842cm" svg:y="8.3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polygon draw:style-name="gr3" draw:text-style-name="P2" draw:layer="layout" svg:width="1.031cm" svg:height="2.187cm" svg:x="15.577cm" svg:y="7.861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71" draw:style-name="gr6" draw:text-style-name="P6" draw:layer="layout" svg:width="1.162cm" svg:height="0.793cm" svg:x="15.541cm" svg:y="8.06cm">
          <text:list text:style-name="L1">
            <text:list-header>
              <text:p text:style-name="P5"><text:span text:style-name="T3">ALU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hatch" draw:fill-color="#99ccff" draw:fill-hatch-name="Black_20_0_20_Degrees" draw:fill-hatch-solid="false" draw:fill-image-width="0cm" draw:fill-image-height="0cm" fo:padding-top="0.025cm" fo:padding-bottom="0.025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0H51M27S</meta:editing-duration>
    <meta:editing-cycles>271</meta:editing-cycles>
    <meta:generator>LibreOffice/6.4.7.2$Linux_X86_64 LibreOffice_project/40$Build-2</meta:generator>
    <dc:date>2023-03-09T15:24:39.719503517</dc:date>
    <dc:description>https://cw.fel.cvut.cz/wiki/courses/b35apo/start</dc:description>
    <dc:subject>B35APO - Computer Architectures</dc:subject>
    <dc:title>Central Processing Unit (CPU)</dc:title>
    <meta:document-statistic meta:object-count="138"/>
  </office:meta>
</office:document-meta>
</file>